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4cm" loext:contextual-spacing="fals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List_20_Paragraph">
      <loext:graphic-properties draw:fill="none"/>
      <style:paragraph-properties fo:margin-left="0cm" fo:margin-right="0cm" fo:margin-top="0cm" fo:margin-bottom="0.494cm" loext:contextual-spacing="tru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2pt" fo:font-weight="normal" officeooo:rsid="0016ba1d" officeooo:paragraph-rsid="0016ba1d" style:font-size-asian="10.5pt" style:font-weight-asian="normal" style:font-name-complex="Times New Roman1" style:font-size-complex="12pt" style:font-weight-complex="normal"/>
    </style:style>
    <style:style style:name="P3" style:family="paragraph" style:parent-style-name="List_20_Paragraph" style:list-style-name="WWNum1" style:master-page-name="">
      <loext:graphic-properties draw:fill="none"/>
      <style:paragraph-properties fo:margin-left="0.635cm" fo:margin-right="0cm" fo:margin-top="0cm" fo:margin-bottom="0.494cm" loext:contextual-spacing="true" fo:line-height="150%" fo:text-align="justify" style:justify-single-word="false" fo:orphans="2" fo:widows="2" fo:text-indent="-0.635cm" style:auto-text-indent="false" style:page-number="auto" fo:background-color="transparent" style:writing-mode="lr-tb"/>
      <style:text-properties style:font-name="Times New Roman" fo:font-size="14pt" fo:font-weight="bold" officeooo:rsid="0016ba1d" officeooo:paragraph-rsid="0016ba1d" style:font-size-asian="14pt" style:font-weight-asian="bold" style:font-name-complex="Times New Roman1" style:font-size-complex="14pt" style:font-weight-complex="bold"/>
    </style:style>
    <style:style style:name="P4" style:family="paragraph" style:parent-style-name="List_20_Paragraph" style:list-style-name="WWNum1">
      <loext:graphic-properties draw:fill="none"/>
      <style:paragraph-properties fo:margin-left="0.635cm" fo:margin-right="0cm" fo:margin-top="0cm" fo:margin-bottom="0.494cm" loext:contextual-spacing="true" fo:line-height="150%" fo:text-align="justify" style:justify-single-word="false" fo:orphans="2" fo:widows="2" fo:text-indent="-0.635cm" style:auto-text-indent="false" fo:background-color="transparent" style:writing-mode="lr-tb"/>
      <style:text-properties style:font-name="Times New Roman" fo:font-size="12pt" fo:font-weight="normal" officeooo:rsid="0016ba1d" officeooo:paragraph-rsid="0016ba1d" style:font-size-asian="10.5pt" style:font-weight-asian="normal" style:font-name-complex="Times New Roman1" style:font-size-complex="12pt" style:font-weight-complex="normal"/>
    </style:style>
    <style:style style:name="P5" style:family="paragraph" style:parent-style-name="List_20_Paragraph" style:list-style-name="WWNum1" style:master-page-name="">
      <loext:graphic-properties draw:fill="none"/>
      <style:paragraph-properties fo:margin-left="0.7cm" fo:margin-right="0cm" fo:margin-top="0cm" fo:margin-bottom="0.494cm" loext:contextual-spacing="true" fo:line-height="150%" fo:text-align="justify" style:justify-single-word="false" fo:orphans="2" fo:widows="2" fo:text-indent="-0.6cm" style:auto-text-indent="false" style:page-number="auto" fo:background-color="transparent" style:writing-mode="lr-tb"/>
      <style:text-properties style:font-name="Times New Roman" fo:font-size="12pt" fo:font-weight="normal" officeooo:rsid="0016ba1d" officeooo:paragraph-rsid="0016ba1d" style:font-size-asian="10.5pt" style:font-weight-asian="normal" style:font-name-complex="Times New Roman1" style:font-size-complex="12pt" style:font-weight-complex="normal"/>
    </style:style>
    <style:style style:name="P6" style:family="paragraph" style:parent-style-name="List_20_Paragraph" style:list-style-name="WWNum1">
      <loext:graphic-properties draw:fill="none"/>
      <style:paragraph-properties fo:margin-left="0cm" fo:margin-right="0cm" fo:margin-top="0cm" fo:margin-bottom="0.494cm" loext:contextual-spacing="tru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2pt" fo:font-weight="normal" officeooo:rsid="0016ba1d" officeooo:paragraph-rsid="0016ba1d" style:font-size-asian="10.5pt" style:font-weight-asian="normal" style:font-name-complex="Times New Roman1" style:font-size-complex="12pt" style:font-weight-complex="normal"/>
    </style:style>
    <style:style style:name="P7" style:family="paragraph" style:parent-style-name="List_20_Paragraph" style:list-style-name="WWNum1">
      <loext:graphic-properties draw:fill="none"/>
      <style:paragraph-properties fo:margin-left="0cm" fo:margin-right="0cm" fo:margin-top="0cm" fo:margin-bottom="0.494cm" loext:contextual-spacing="tru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2pt" officeooo:paragraph-rsid="0018b464" style:font-size-asian="12pt" style:font-size-complex="12pt"/>
    </style:style>
    <style:style style:name="P8" style:family="paragraph" style:parent-style-name="List_20_Paragraph" style:list-style-name="WWNum1">
      <loext:graphic-properties draw:fill="none"/>
      <style:paragraph-properties fo:margin-left="0cm" fo:margin-right="0cm" fo:margin-top="0cm" fo:margin-bottom="0.494cm" loext:contextual-spacing="tru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18b46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b464"/>
    </style:style>
    <style:style style:name="T3" style:family="text">
      <style:text-properties style:font-name="Times New Roman" fo:font-size="12pt" fo:font-weight="normal" officeooo:rsid="0016ba1d" style:font-size-asian="10.5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officeooo:rsid="0018b464" style:font-size-asian="12pt" style:font-size-complex="12pt"/>
    </style:style>
    <style:style style:name="T6" style:family="text">
      <style:text-properties officeooo:rsid="00100f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77171628" text:style-name="WWNum1">
        <text:list-item>
          <text:p text:style-name="P3">Objects in javascript and their properties?</text:p>
          <text:p text:style-name="P4">1. Objects in JS are nothing but key value pairs: <text:span text:style-name="T1">{key: “value”}</text:span></text:p>
          <text:p text:style-name="P5">2. Booleans, Numbers, Strings, Dates, Maths, Regular expressions, Arrays, Functions all these <text:s text:c="6"/>come under objects.</text:p>
          <text:p text:style-name="P4">3. Object can be used with in other object.</text:p>
          <text:p text:style-name="P4">4. Objects are mutable: <text:span text:style-name="T1">they are addressed by reference not by value.</text:span></text:p>
          <text:p text:style-name="P4">5. Accessing Objects: <text:span text:style-name="T1">object[key] or object.key</text:span></text:p>
          <text:p text:style-name="P4">6. Delete Object: <text:span text:style-name="T1">delete object.key</text:span></text:p>
          <text:p text:style-name="P4">7. Convert object to array: <text:span text:style-name="T1">Object.values(person)</text:span></text:p>
          <text:p text:style-name="P4">8. Convert JSON object to string: <text:span text:style-name="T1">JSON.stringify(person)</text:span></text:p>
          <text:p text:style-name="P6">Example:</text:p>
          <text:list>
            <text:list-item>
              <text:list>
                <text:list-header>
                  <text:p text:style-name="P6"><text:s text:c="6"/>1. <text:s/>Creating a object using key, value pairs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"><text:s text:c="16"/>var person = {</text:p>
                                      <text:p text:style-name="P6"><text:s text:c="25"/>firstName : “Sai”,</text:p>
                                      <text:list>
                                        <text:list-header>
                                          <text:p text:style-name="P6"><text:s text:c="25"/>lastName : “Keerthi”,</text:p>
                                          <text:list>
                                            <text:list-header>
                                              <text:p text:style-name="P6"><text:s text:c="25"/>id : <text:s text:c="2"/>9876,</text:p>
                                              <text:p text:style-name="P6"><text:s text:c="24"/>fullName : <text:s text:c="3"/><text:span text:style-name="T2">function ( ) {</text:span></text:p>
                                              <text:p text:style-name="P8"><text:span text:style-name="T3"><text:s text:c="32"/></text:span><text:span text:style-name="T4">return this.firstName + " " + this.lastName; </text:span></text:p>
                                              <text:p text:style-name="P7"><text:s text:c="7"/>} </text:p>
                                              <text:p text:style-name="P7">}; </text:p>
                                              <text:p text:style-name="P7"><text:s text:c="6"/>2. We can also create object using Object() keyword: </text:p>
                                              <text:p text:style-name="P7"><text:s text:c="11"/>var person = new Object(); </text:p>
                                              <text:p text:style-name="P8"><text:span text:style-name="T4"><text:s text:c="11"/>person.firstName = "</text:span><text:span text:style-name="T5">Sai</text:span><text:span text:style-name="T4">"; </text:span></text:p>
                                              <text:p text:style-name="P8"><text:span text:style-name="T4"><text:s text:c="11"/>person.lastName = "</text:span><text:span text:style-name="T5">Keerthi</text:span><text:span text:style-name="T4">"; </text:span></text:p>
                                              <text:p text:style-name="P8"><text:span text:style-name="T4"><text:s text:c="11"/>person.age = 2</text:span><text:span text:style-name="T5">5</text:span><text:span text:style-name="T4">; </text:span></text:p>
                                              <text:p text:style-name="P7"><text:s text:c="6"/>3. Add new properties: </text:p>
                                              <text:p text:style-name="P7"><text:s text:c="10"/>Person.<text:span text:style-name="T6">branch</text:span> = “<text:span text:style-name="T6">CSE</text:span>”; 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2"/>
      <text:p text:style-name="P2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/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loext:contextual-spacing="false" fo:line-height="100%" fo:text-align="center" style:justify-single-word="false" fo:text-indent="0cm" style:auto-text-indent="false"/>
      <style:text-properties fo:color="#44546a" style:font-name="Calibri" fo:font-family="Calibri" style:font-family-generic="roman" style:font-pitch="variable" fo:font-size="16pt" fo:letter-spacing="-0.011cm" style:font-name-asian="NSimSun" style:font-family-asian="NSimSun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loext:contextual-spacing="false" fo:text-indent="0cm" style:auto-text-indent="false"/>
      <style:text-properties fo:color="#44546a" fo:font-size="12pt" style:font-size-asian="12pt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423cm" loext:contextual-spacing="false" fo:line-height="100%"/>
      <style:text-properties fo:color="#4472c4" style:font-name="Calibri" fo:font-family="Calibri" style:font-family-generic="roman" style:font-pitch="variable" fo:font-size="14pt" style:font-name-asian="NSimSun" style:font-family-asian="NSimSun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85%"/>
      <style:text-properties fo:text-transform="uppercase" fo:color="#44546a" style:font-name="Calibri" fo:font-family="Calibri" style:font-family-generic="roman" style:font-pitch="variable" fo:font-size="36pt" fo:letter-spacing="-0.026cm" style:font-name-asian="NSimSun" style:font-family-asian="NSimSun" style:font-family-generic-asian="system" style:font-pitch-asian="variable" style:font-size-asian="36pt" style:font-name-complex="Arial1" style:font-family-complex="Arial" style:font-family-generic-complex="system" style:font-pitch-complex="variable" style:font-size-complex="36pt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44546a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f3864" style:font-name="Calibri" fo:font-family="Calibri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f3864" style:font-name="Calibri" fo:font-family="Calibri" style:font-family-generic="roman" style:font-pitch="variable" fo:font-style="italic" fo:font-weight="bold" style:font-name-asian="NSimSun" style:font-family-asian="NSimSun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1f3864" style:font-name="Calibri" fo:font-family="Calibri" style:font-family-generic="roman" style:font-pitch="variable" fo:font-weight="bold" style:font-name-asian="NSimSun" style:font-family-asian="NSimSun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text-transform="uppercase" fo:color="#1f3864" style:font-name="Calibri" fo:font-family="Calibri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text-transform="uppercase" fo:color="#2f5496" style:font-name="Calibri" fo:font-family="Calibri" style:font-family-generic="roman" style:font-pitch="variable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" fo:font-family="Calibri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line-height="100%" fo:keep-together="always" fo:keep-with-next="always"/>
      <style:text-properties fo:color="#2f5496" style:font-name="Calibri" fo:font-family="Calibri" style:font-family-generic="roman" style:font-pitch="variable" fo:font-size="14pt" style:font-name-asian="NSimSun" style:font-family-asian="NSimSun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line-height="100%" fo:keep-together="always" fo:keep-with-next="always"/>
      <style:text-properties fo:color="#2f5496" style:font-name="Calibri" fo:font-family="Calibri" style:font-family-generic="roman" style:font-pitch="variable" fo:font-size="16pt" style:font-name-asian="NSimSun" style:font-family-asian="NSimSun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071cm" loext:contextual-spacing="false" fo:line-height="100%" fo:keep-together="always" fo:keep-with-next="always"/>
      <style:text-properties fo:color="#1f3864" style:font-name="Calibri" fo:font-family="Calibri" style:font-family-generic="roman" style:font-pitch="variable" fo:font-size="18pt" style:font-name-asian="NSimSun" style:font-family-asian="NSimSun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Footer_20_Char" style:display-name="Footer Char" style:family="text" style:parent-style-name="Default_20_Paragraph_20_Font"/>
    <style:style style:name="Header_20_Char" style:display-name="Header Ch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fo:color="#44546a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style:text-underline-style="none" loext:padding="0cm" loext:border="none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4546a" style:font-name="Calibri" fo:font-family="Calibri" style:font-family-generic="roman" style:font-pitch="variable" fo:font-size="16pt" fo:letter-spacing="-0.011cm" style:font-name-asian="NSimSun" style:font-family-asian="NSimSun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Quote_20_Char" style:display-name="Quote Char" style:family="text" style:parent-style-name="Default_20_Paragraph_20_Font">
      <style:text-properties fo:color="#44546a" fo:font-size="12pt" style:font-size-asian="12pt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4472c4" style:font-name="Calibri" fo:font-family="Calibri" style:font-family-generic="roman" style:font-pitch="variable" fo:font-size="14pt" style:font-name-asian="NSimSun" style:font-family-asian="NSimSun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itle_20_Char" style:display-name="Title Char" style:family="text" style:parent-style-name="Default_20_Paragraph_20_Font">
      <style:text-properties fo:text-transform="uppercase" fo:color="#44546a" style:font-name="Calibri" fo:font-family="Calibri" style:font-family-generic="roman" style:font-pitch="variable" fo:font-size="36pt" fo:letter-spacing="-0.026cm" style:font-name-asian="NSimSun" style:font-family-asian="NSimSun" style:font-family-generic-asian="system" style:font-pitch-asian="variable" style:font-size-asian="36pt" style:font-name-complex="Arial1" style:font-family-complex="Arial" style:font-family-generic-complex="system" style:font-pitch-complex="variable" style:font-size-complex="36pt"/>
    </style:style>
    <style:style style:name="Heading_20_9_20_Char" style:display-name="Heading 9 Char" style:family="text" style:parent-style-name="Default_20_Paragraph_20_Font">
      <style:text-properties fo:color="#1f3864" style:font-name="Calibri" fo:font-family="Calibri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1f3864" style:font-name="Calibri" fo:font-family="Calibri" style:font-family-generic="roman" style:font-pitch="variable" fo:font-style="italic" fo:font-weight="bold" style:font-name-asian="NSimSun" style:font-family-asian="NSimSun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7_20_Char" style:display-name="Heading 7 Char" style:family="text" style:parent-style-name="Default_20_Paragraph_20_Font">
      <style:text-properties fo:color="#1f3864" style:font-name="Calibri" fo:font-family="Calibri" style:font-family-generic="roman" style:font-pitch="variable" fo:font-weight="bold" style:font-name-asian="NSimSun" style:font-family-asian="NSimSun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6_20_Char" style:display-name="Heading 6 Char" style:family="text" style:parent-style-name="Default_20_Paragraph_20_Font">
      <style:text-properties fo:text-transform="uppercase" fo:color="#1f3864" style:font-name="Calibri" fo:font-family="Calibri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text-transform="uppercase" fo:color="#2f5496" style:font-name="Calibri" fo:font-family="Calibri" style:font-family-generic="roman" style:font-pitch="variable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fo:color="#2f5496" style:font-name="Calibri" fo:font-family="Calibri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3_20_Char" style:display-name="Heading 3 Char" style:family="text" style:parent-style-name="Default_20_Paragraph_20_Font">
      <style:text-properties fo:color="#2f5496" style:font-name="Calibri" fo:font-family="Calibri" style:font-family-generic="roman" style:font-pitch="variable" fo:font-size="14pt" style:font-name-asian="NSimSun" style:font-family-asian="NSimSun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2_20_Char" style:display-name="Heading 2 Char" style:family="text" style:parent-style-name="Default_20_Paragraph_20_Font">
      <style:text-properties fo:color="#2f5496" style:font-name="Calibri" fo:font-family="Calibri" style:font-family-generic="roman" style:font-pitch="variable" fo:font-size="16pt" style:font-name-asian="NSimSun" style:font-family-asian="NSimSun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1_20_Char" style:display-name="Heading 1 Char" style:family="text" style:parent-style-name="Default_20_Paragraph_20_Font">
      <style:text-properties fo:color="#1f3864" style:font-name="Calibri" fo:font-family="Calibri" style:font-family-generic="roman" style:font-pitch="variable" fo:font-size="18pt" style:font-name-asian="NSimSun" style:font-family-asian="NSimSun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30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57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4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11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38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5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92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19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01:10:08.248000000</meta:creation-date>
    <dc:date>2020-09-09T01:13:42.962000000</dc:date>
    <meta:editing-duration>PT3M34S</meta:editing-duration>
    <meta:editing-cycles>2</meta:editing-cycles>
    <meta:generator>Trio_Office/6.2.8.2$Windows_x86 LibreOffice_project/</meta:generator>
    <meta:document-statistic meta:table-count="0" meta:image-count="0" meta:object-count="0" meta:page-count="1" meta:paragraph-count="26" meta:word-count="146" meta:character-count="1146" meta:non-whitespace-character-count="779"/>
  </office:meta>
</office:document-meta>
</file>